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2.1597in" style:rel-column-width="13987*"/>
    </style:style>
    <style:style style:name="TABLA_5f_CONSUMO_5f_DIRECTO.B" style:display-name="TABLA_CONSUMO_DIRECTO.B" style:family="table-column">
      <style:table-column-properties style:column-width="2.2896in" style:rel-column-width="14829*"/>
    </style:style>
    <style:style style:name="TABLA_5f_CONSUMO_5f_DIRECTO.C" style:display-name="TABLA_CONSUMO_DIRECTO.C" style:family="table-column">
      <style:table-column-properties style:column-width="2.8347in" style:rel-column-width="18359*"/>
    </style:style>
    <style:style style:name="TABLA_5f_CONSUMO_5f_DIRECTO.D" style:display-name="TABLA_CONSUMO_DIRECTO.D" style:family="table-column">
      <style:table-column-properties style:column-width="2.8347in" style:rel-column-width="18360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D1" style:display-name="TABLA_CONSUMO_DIRECTO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7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392c47" style:font-size-asian="11pt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392c47" style:font-name-asian="Arial" style:font-name-complex="Arial"/>
    </style:style>
    <style:style style:name="T5" style:family="text">
      <style:text-properties style:font-name="Arial" officeooo:rsid="001eb3f2" style:font-name-asian="Arial" style:font-name-complex="Arial"/>
    </style:style>
    <style:style style:name="T6" style:family="text">
      <style:text-properties style:font-name="Arial" officeooo:rsid="003bfb8d" style:font-name-asian="Arial" style:font-name-complex="Ari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31a7" style:font-weight-asian="bold" style:font-weight-complex="bold"/>
    </style:style>
    <style:style style:name="T9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2"/>
      <text:p text:style-name="P7"/>
      <text:p text:style-name="P8"/>
      <text:p text:style-name="P9">Teatro Nacional Cervantes</text:p>
      <text:p text:style-name="P10">Comprobante de consumo nro: 78</text:p>
      <text:p text:style-name="P4"/>
      <text:p text:style-name="P6">
        <text:span text:style-name="T1">Fecha</text:span>
        <text:span text:style-name="T3">: 28/01/2015</text:span>
      </text:p>
      <text:p text:style-name="P6"/>
      <text:p text:style-name="P17">
        <text:span text:style-name="T2">Area</text:span>
        <text:span text:style-name="T5">: </text:span>
        <text:span text:style-name="T6">Sistemas</text:span>
      </text:p>
      <text:p text:style-name="P17">
        <text:span text:style-name="T5"/>
      </text:p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row table:style-name="TABLA_5f_CONSUMO_5f_DIRECTO.1">
          <table:table-cell table:style-name="TABLA_5f_CONSUMO_5f_DIRECTO.A1" office:value-type="string">
            <text:p text:style-name="P13">Tipo de Bien</text:p>
          </table:table-cell>
          <table:table-cell table:style-name="TABLA_5f_CONSUMO_5f_DIRECTO.A1" office:value-type="string">
            <text:p text:style-name="P13">Detalle</text:p>
          </table:table-cell>
          <table:table-cell table:style-name="TABLA_5f_CONSUMO_5f_DIRECTO.A1" office:value-type="string">
            <text:p text:style-name="P15">Descripción adicional</text:p>
          </table:table-cell>
          <table:table-cell table:style-name="TABLA_5f_CONSUMO_5f_DIRECTO.D1" office:value-type="string">
            <text:p text:style-name="P14">Cantidad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1">1111</text:p>
          </table:table-cell>
          <table:table-cell table:style-name="TABLA_5f_CONSUMO_5f_DIRECTO.B2" office:value-type="string">
            <text:p text:style-name="P11">mouse optico</text:p>
          </table:table-cell>
          <table:table-cell table:style-name="TABLA_5f_CONSUMO_5f_DIRECTO.C2" office:value-type="string">
            <text:p text:style-name="P12">Traer desc arbol del bien</text:p>
          </table:table-cell>
          <table:table-cell table:style-name="TABLA_5f_CONSUMO_5f_DIRECTO.D2" office:value-type="string">
            <text:p text:style-name="P11">2</text:p>
          </table:table-cell>
        </table:table-row>
      </table:table>
      <text:p text:style-name="P2"/>
      <text:p text:style-name="P3"/>
      <text:p text:style-name="P3"/>
      <text:p text:style-name="P5"><text:span text:style-name="T7">Obra / Proyecto al que se imputa:</text:span> gestion/proyecto<text:tab/><text:tab/><text:tab/><text:span text:style-name="T8">Recibe:</text:span><text:span text:style-name="T9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3T17:45:53.703051523</dc:date>
    <meta:generator>LibreOffice/4.2.7.2$Linux_x86 LibreOffice_project/420m0$Build-2</meta:generator>
    <meta:editing-duration>PT20H35M47S</meta:editing-duration>
    <meta:editing-cycles>28</meta:editing-cycles>
    <meta:document-statistic meta:table-count="1" meta:image-count="1" meta:object-count="0" meta:page-count="1" meta:paragraph-count="13" meta:word-count="33" meta:character-count="282" meta:non-whitespace-character-count="258"/>
  </office:meta>
</office:document-meta>
</file>